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TaskRegistrarTests.getFixedDelay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TaskRegistrarTests.getFixedRate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TaskRegistrarTests.addCronTaskWithDisabl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TaskRegistrarTests.addCronTaskWithVali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TaskRegistrarTests.addCronTaskWithInvali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TaskRegistrarTests.getTrigger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TaskRegistrarTests.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dTaskRegistrarTests.getCron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